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fo:font-weight="bold" officeooo:rsid="0024c18b" officeooo:paragraph-rsid="0024c18b" style:font-weight-asian="bold" style:font-weight-complex="bold"/>
    </style:style>
    <style:style style:name="P3" style:family="paragraph" style:parent-style-name="Standard">
      <style:text-properties officeooo:paragraph-rsid="0024c18b"/>
    </style:style>
    <style:style style:name="P4" style:family="paragraph" style:parent-style-name="Standard">
      <style:text-properties officeooo:paragraph-rsid="00266d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c18b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fo:font-style="normal" fo:font-weight="normal" officeooo:rsid="0024c18b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officeooo:rsid="00266d16" style:font-style-asian="normal" style:font-weight-asian="norma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officeooo:rsid="0024c18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6d1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4548" style:font-style-asian="normal" style:font-weight-asian="normal" style:font-style-complex="normal" style:font-weight-complex="normal"/>
    </style:style>
    <style:style style:name="T11" style:family="text">
      <style:text-properties officeooo:rsid="001407c0"/>
    </style:style>
    <style:style style:name="T12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UxLx German <text:tab/><text:tab/><text:tab/><text:tab/><text:tab/><text:tab/><text:tab/><text:tab/><text:tab/><text:tab/></text:span><text:span text:style-name="Emphasis"><text:span text:style-name="T7">ß ä ë ï ö ü</text:span>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1T16:23:42.645577545</dc:date>
    <meta:editing-duration>PT1H13M52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1" meta:paragraph-count="1" meta:word-count="8" meta:character-count="34" meta:non-whitespace-character-count="16"/>
  </office:meta>
</office:document-meta>
</file>